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6c1be" officeooo:paragraph-rsid="0006c1b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6c1be" officeooo:paragraph-rsid="0006c1be" style:font-size-asian="10.5pt" style:font-size-complex="12pt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2pt" officeooo:rsid="0006c1be" officeooo:paragraph-rsid="0006c1be" style:font-size-asian="10.5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2pt" fo:font-style="italic" fo:font-weight="bold" officeooo:rsid="0006c1be" officeooo:paragraph-rsid="0006c1be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zando projetos</text:p>
      <text:p text:style-name="P1"/>
      <text:p text:style-name="P2">quando falamos em organização de projetos, estamos falando sobre partir todas as etapas do projeto em pequenas partes para melhorar o desenvolvimento e ocasionalmente poder saber onde estamos no decorrer do projeto!</text:p>
      <text:p text:style-name="P2"/>
      <text:p text:style-name="P3">Quando precisamos dar manutenção em nossos códigos, fica de mais assertivo buscarmos somente o lugar que precisamos modificar ao inves de buscarmos loucamente por mais de uma lugar no código e por consequência acabar gerando bugs em outros lugares que não tem muito haver com nossas modificações </text:p>
      <text:p text:style-name="P3"/>
      <text:p text:style-name="P3">Passo a passo de uma construção de projetos:</text:p>
      <text:p text:style-name="P3"/>
      <text:p text:style-name="P4">1 – Definindo um Objetivo </text:p>
      <text:p text:style-name="P4"><text:tab/></text:p>
      <text:p text:style-name="P4"><text:tab/><text:span text:style-name="T1">A principal função de um desenvolvedor e resolver algum problema do usuário. Construa uma solução eficaz para um problema e seja objetivo em sua proposta </text:span></text:p>
      <text:p text:style-name="P4"><text:span text:style-name="T1"/></text:p>
      <text:p text:style-name="P4"><text:span text:style-name="T1"/></text:p>
      <text:p text:style-name="P4">2 – <text:s/>Quebrando em etapas </text:p>
      <text:p text:style-name="P4"/>
      <text:p text:style-name="P4"><text:tab/><text:span text:style-name="T1"> Seja organizado em seus projetos e divida as funções caso haja uma equipe com você. Muita das vezes precisamos constituir uma certa responsabilidade a uma devida pessoa ou time para que haja um fluxo saudável na construção do projeto.</text:span></text:p>
      <text:p text:style-name="P4"><text:span text:style-name="T1"/></text:p>
      <text:p text:style-name="P4">3 – Estruturando as pastas </text:p>
      <text:p text:style-name="P4"/>
      <text:p text:style-name="P4"><text:tab/>O<text:span text:style-name="T1">rganize seus documentos de forma que fique tudo bem separado e de melhor forma para dar a devida manutenção posteriormente. </text:span></text:p>
      <text:p text:style-name="P4"><text:span text:style-name="T1"/></text:p>
      <text:p text:style-name="P4">4 – Hora de codar </text:p>
      <text:p text:style-name="P4"/>
      <text:p text:style-name="P4"><text:tab/><text:span text:style-name="T1">Esta é a hora mais importante do seu projeto, pois é aqui que você tem que ter a máxima atenção em cada detalhe do seu código e também trabalhar com efetividade em seu desenvolvimento. Comece pelo HTML e pela Lógica de programação.</text:span></text:p>
      <text:p text:style-name="P4"><text:span text:style-name="T1"/></text:p>
      <text:p text:style-name="P4">5 – Crie a Estilização </text:p>
      <text:p text:style-name="P4"/>
      <text:p text:style-name="P4"><text:tab/><text:span text:style-name="T1">Esta etapa é importante do seu modo pois estamos falando sobre o nosso visual em relação ao nosso site e nossas aplicações dentro do projeto. Quando formos estilizar nosso projeto precisamos utilizar metodologias eficazes e que deixem o código visualmente agradável.</text:span></text:p>
      <text:p text:style-name="P4"><text:span text:style-name="T1">Preste bastante atenção na tipografia, paleta de cores, html semântico entre outros.</text:span></text:p>
      <text:p text:style-name="P4"><text:span text:style-name="T1"/></text:p>
      <text:p text:style-name="P4">6 – Teste suas Aplicações </text:p>
      <text:p text:style-name="P4"/>
      <text:p text:style-name="P4"><text:tab/><text:span text:style-name="T1">Para fazermos os testes devemos começar com a estilização através do ‘live server’ e, posteriormente, utilizar o devtools para fazer uma varedura de bugs que podem estar ocorrendo em nossos códigos HTML e em nossa Lógica de programaçã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9:50:26.993228351</meta:creation-date>
    <dc:date>2024-02-06T20:13:55.078381988</dc:date>
    <meta:editing-duration>PT23M28S</meta:editing-duration>
    <meta:editing-cycles>1</meta:editing-cycles>
    <meta:document-statistic meta:table-count="0" meta:image-count="0" meta:object-count="0" meta:page-count="1" meta:paragraph-count="18" meta:word-count="330" meta:character-count="2058" meta:non-whitespace-character-count="1721"/>
    <meta:generator>LibreOffice/7.6.4.1$Linux_X86_64 LibreOffice_project/e19e193f88cd6c0525a17fb7a176ed8e6a3e2aa1</meta:generator>
  </office:meta>
</office:document-meta>
</file>